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60C27DE631800750.png" manifest:media-type="image/png"/>
  <manifest:file-entry manifest:full-path="Pictures/1000000100000048000000207AE8C37133A82D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draw:shadow="hidden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3465a4" draw:marker-start="Puntas_20_de_20_flecha_20_6" draw:marker-start-width="0.3cm" draw:marker-end="Puntas_20_de_20_flecha_20_7" draw:marker-end-width="0.3cm" draw:fill="none" draw:fill-color="#729fcf" draw:textarea-vertical-align="middle" draw:shadow="hidden"/>
    </style:style>
    <style:style style:name="gr4" style:family="graphic" style:parent-style-name="objectwithoutfill">
      <style:graphic-properties svg:stroke-color="#3465a4" draw:marker-end="Puntas_20_de_20_flecha_20_10" draw:marker-end-width="0.3cm" draw:fill="none" draw:fill-color="#729fcf" draw:textarea-vertical-align="middle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6" style:family="graphic" style:parent-style-name="objectwithoutfill">
      <style:graphic-properties svg:stroke-color="#3465a4" draw:marker-end="Puntas_20_de_20_flecha_20_12" draw:marker-end-width="0.3cm" draw:fill="none" draw:fill-color="#729fcf" draw:textarea-vertical-align="middle" draw:shadow="hidden"/>
    </style:style>
    <style:style style:name="gr7" style:family="graphic" style:parent-style-name="objectwithoutfill">
      <style:graphic-properties svg:stroke-color="#3465a4" draw:marker-end="Puntas_20_de_20_flecha_20_14" draw:marker-end-width="0.3cm" draw:fill="none" draw:fill-color="#729fcf" draw:textarea-vertical-align="middle" draw:shadow="hidden"/>
    </style:style>
    <style:style style:name="gr8" style:family="graphic" style:parent-style-name="objectwithoutfill">
      <style:graphic-properties svg:stroke-color="#3465a4" draw:marker-end="Puntas_20_de_20_flecha_20_15" draw:marker-end-width="0.3cm" draw:fill="none" draw:fill-color="#729fcf" draw:textarea-vertical-align="middle" draw:shadow="hidden"/>
    </style:style>
    <style:style style:name="gr9" style:family="graphic" style:parent-style-name="objectwithoutfill">
      <style:graphic-properties svg:stroke-color="#3465a4" draw:marker-end="Puntas_20_de_20_flecha_20_16" draw:marker-end-width="0.3cm" draw:fill="none" draw:fill-color="#729fcf" draw:textarea-vertical-align="middle" draw:shadow="hidden"/>
    </style:style>
    <style:style style:name="gr10" style:family="graphic" style:parent-style-name="objectwithoutfill">
      <style:graphic-properties svg:stroke-color="#3465a4" draw:marker-start="Puntas_20_de_20_flecha_20_18" draw:marker-start-width="0.3cm" draw:marker-end="Puntas_20_de_20_flecha_20_19" draw:marker-end-width="0.3cm" draw:fill="none" draw:fill-color="#729fcf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1cm" svg:x="3.939cm" svg:y="3.25cm">
          <text:p text:style-name="P1">IDL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904cm" svg:height="0.846cm" svg:x="3.035cm" svg:y="7.904cm">
          <draw:image xlink:href="Pictures/10000001000000480000002060C27DE631800750.png" xlink:type="simple" xlink:show="embed" xlink:actuate="onLoad" draw:mime-type="image/png">
            <text:p/>
          </draw:image>
        </draw:frame>
        <draw:custom-shape draw:style-name="gr1" draw:text-style-name="P1" xml:id="id2" draw:id="id2" draw:layer="layout" svg:width="3cm" svg:height="1cm" svg:x="3.939cm" svg:y="6.75cm">
          <text:p text:style-name="P1">PA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1cm" svg:x="9.189cm" svg:y="5cm">
          <text:p text:style-name="P1">CHA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439cm" svg:y1="4.25cm" svg:x2="5.439cm" svg:y2="6.75cm" draw:start-shape="id1" draw:start-glue-point="2" draw:end-shape="id2" draw:end-glue-point="0" svg:d="M5439 4250v2500" svg:viewBox="0 0 1 2501">
          <text:p/>
        </draw:connector>
        <draw:connector draw:style-name="gr4" draw:text-style-name="P2" draw:layer="layout" svg:x1="6.939cm" svg:y1="7.25cm" svg:x2="10.689cm" svg:y2="6cm" draw:start-shape="id2" draw:start-glue-point="1" draw:end-shape="id3" draw:end-glue-point="2" svg:d="M6939 7250h3750v-1250" svg:viewBox="0 0 3751 1251">
          <text:p/>
        </draw:connector>
        <draw:custom-shape draw:style-name="gr5" draw:text-style-name="P1" xml:id="id4" draw:id="id4" draw:layer="layout" svg:width="6cm" svg:height="1cm" svg:x="13.189cm" svg:y="5cm">
          <text:p text:style-name="P1">ANTICIPATION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189cm" svg:y1="5.5cm" svg:x2="13.189cm" svg:y2="5.5cm" draw:start-shape="id3" draw:start-glue-point="1" draw:end-shape="id4" draw:end-glue-point="3" svg:d="M12189 5500h1000" svg:viewBox="0 0 1001 1">
          <text:p/>
        </draw:connector>
        <draw:custom-shape draw:style-name="gr1" draw:text-style-name="P1" xml:id="id5" draw:id="id5" draw:layer="layout" svg:width="3cm" svg:height="1cm" svg:x="14.689cm" svg:y="2.75cm">
          <text:p text:style-name="P1">ATACK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89cm" svg:height="1.195cm" svg:x="2.5cm" svg:y="1.805cm">
          <draw:image xlink:href="Pictures/1000000100000048000000207AE8C37133A82DDE.png" xlink:type="simple" xlink:show="embed" xlink:actuate="onLoad" draw:mime-type="image/png">
            <text:p/>
          </draw:image>
        </draw:frame>
        <draw:connector draw:style-name="gr7" draw:text-style-name="P2" draw:layer="layout" svg:x1="14.689cm" svg:y1="3.25cm" svg:x2="10.689cm" svg:y2="5cm" draw:start-shape="id5" draw:start-glue-point="3" draw:end-shape="id3" draw:end-glue-point="0" svg:d="M14689 3250h-4000v1750" svg:viewBox="0 0 4001 1751">
          <text:p/>
        </draw:connector>
        <draw:connector draw:style-name="gr8" draw:text-style-name="P2" draw:layer="layout" svg:x1="9.189cm" svg:y1="5.5cm" svg:x2="6.939cm" svg:y2="3.75cm" draw:start-shape="id3" draw:start-glue-point="3" draw:end-shape="id1" svg:d="M9189 5500h-1125v-1750h-1125" svg:viewBox="0 0 2251 1751">
          <text:p/>
        </draw:connector>
        <draw:connector draw:style-name="gr9" draw:text-style-name="P2" draw:layer="layout" draw:line-skew="-0.249cm" svg:x1="16.189cm" svg:y1="2.75cm" svg:x2="5.439cm" svg:y2="3.25cm" draw:start-shape="id5" draw:start-glue-point="0" draw:end-shape="id1" draw:end-glue-point="0" svg:d="M16189 2750v-750h-10750v1250" svg:viewBox="0 0 10751 1251">
          <text:p/>
        </draw:connector>
        <draw:connector draw:style-name="gr10" draw:text-style-name="P2" draw:layer="layout" svg:x1="16.189cm" svg:y1="3.75cm" svg:x2="16.189cm" svg:y2="5cm" draw:start-shape="id5" draw:start-glue-point="2" draw:end-shape="id4" draw:end-glue-point="0" svg:d="M16189 3750v1250" svg:viewBox="0 0 1 1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09T21:04:51.560000000</dc:date>
    <meta:editing-duration>PT21M36S</meta:editing-duration>
    <meta:editing-cycles>2</meta:editing-cycles>
    <meta:generator>LibreOffice/7.2.3.2$Windows_X86_64 LibreOffice_project/d166454616c1632304285822f9c83ce2e660fd92</meta:generator>
    <meta:document-statistic meta:object-count="14"/>
  </office:meta>
</office:document-meta>
</file>